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d646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color="#cccccc" loext:opacity="100%" style:font-name="Consolas" fo:font-size="10.5pt" fo:font-weight="normal" officeooo:paragraph-rsid="001ad646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officeooo:rsid="001ad646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Consolas" fo:font-size="10.5pt" fo:font-weight="normal"/>
    </style:style>
    <style:style style:name="T4" style:family="text">
      <style:text-properties fo:color="#808080" loext:opacity="100%" style:font-name="Consolas" fo:font-size="10.5pt" fo:font-weight="normal" fo:background-color="#1f1f1f" loext:char-shading-value="0"/>
    </style:style>
    <style:style style:name="T5" style:family="text">
      <style:text-properties fo:color="#808080" loext:opacity="100%" style:font-name="Consolas" fo:font-size="10.5pt" fo:font-weight="normal" officeooo:rsid="001ad646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569cd6" loext:opacity="100%" style:font-name="Consolas" fo:font-size="10.5pt" fo:font-weight="normal" fo:background-color="#1f1f1f" loext:char-shading-value="0"/>
    </style:style>
    <style:style style:name="T9" style:family="text">
      <style:text-properties fo:color="#cccccc" loext:opacity="100%" fo:background-color="#1f1f1f" loext:char-shading-value="0"/>
    </style:style>
    <style:style style:name="T10" style:family="text">
      <style:text-properties fo:color="#cccccc" loext:opacity="100%" style:font-name="Consolas" fo:font-size="10.5pt" fo:font-weight="normal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ML-A1.<text:span text:style-name="T1">html</text:span></text:p>
      <text:p text:style-name="P2"><text:span text:style-name="T2">&lt;!</text:span><text:span text:style-name="T6">DOCTYPE</text:span> <text:span text:style-name="T11">html</text:span><text:span text:style-name="T2">&gt;</text:span></text:p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5 Paises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13">China/España/Francia/Alemania/Italia</text:span></text:p>
      <text:p text:style-name="P4">    <text:span text:style-name="T3">&lt;/</text:span><text:span text:style-name="T7">body</text:span><text:span text:style-name="T3">&gt;</text:span></text:p>
      <text:p text:style-name="P2"><text:span text:style-name="T2">&lt;/</text:span><text:span text:style-name="T6">html</text:span><text:span text:style-name="T2">&gt;</text:span></text:p>
      <text:p text:style-name="Standard"/>
      <text:p text:style-name="P1">HTML-A<text:span text:style-name="T1">2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5 Paises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13">China</text:span><text:span text:style-name="T3">&lt;</text:span><text:span text:style-name="T7">br</text:span><text:span text:style-name="T3">&gt;</text:span><text:span text:style-name="T13">España</text:span><text:span text:style-name="T3">&lt;</text:span><text:span text:style-name="T7">br</text:span><text:span text:style-name="T3">&gt;</text:span><text:span text:style-name="T13">Francia</text:span><text:span text:style-name="T3">&lt;</text:span><text:span text:style-name="T7">br</text:span><text:span text:style-name="T3">&gt;</text:span><text:span text:style-name="T13">Alemania</text:span><text:span text:style-name="T3">&lt;</text:span><text:span text:style-name="T7">br</text:span><text:span text:style-name="T3">&gt;</text:span><text:span text:style-name="T13">Italia</text:span></text:p>
      <text:p text:style-name="P4">    <text:span text:style-name="T3">&lt;/</text:span><text:span text:style-name="T7">body</text:span><text:span text:style-name="T3">&gt;</text:span></text:p>
      <text:p text:style-name="P2"><text:span text:style-name="T2">&lt;/</text:span><text:span text:style-name="T6">html</text:span><text:span text:style-name="T2">&gt;</text:span></text:p>
      <text:p text:style-name="P1"/>
      <text:p text:style-name="P1">HTML-A<text:span text:style-name="T1">3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SQL</text:span><text:span text:style-name="T3">&lt;/</text:span><text:span text:style-name="T7">title</text:span><text:span text:style-name="T3">&gt;</text:span></text:p>
      <text:p text:style-name="P6"><text:span text:style-name="T9">    </text:span><text:span text:style-name="T4">&lt;/</text:span><text:span text:style-name="T8">head</text:span><text:span text:style-name="T4">&gt;</text:span></text:p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p</text:span><text:span text:style-name="T3">&gt;</text:span></text:p>
      <text:p text:style-name="P4">        <text:span text:style-name="T13">SQL, Structure Query Language (Lenguaje de Consulta Estructurado) es un</text:span><text:span text:style-name="T3">&lt;</text:span><text:span text:style-name="T7">br</text:span><text:span text:style-name="T3">&gt;</text:span></text:p>
      <text:p text:style-name="P4">        <text:span text:style-name="T13">lenguaje de programacion para trabajar con base de datos relacionales como</text:span><text:span text:style-name="T3">&lt;</text:span><text:span text:style-name="T7">br</text:span><text:span text:style-name="T3">&gt;</text:span></text:p>
      <text:p text:style-name="P4">        <text:span text:style-name="T13">MySQL, Oracle, etc.</text:span><text:span text:style-name="T3">&lt;</text:span><text:span text:style-name="T7">br</text:span><text:span text:style-name="T3">&gt;</text:span></text:p>
      <text:p text:style-name="P4">        <text:span text:style-name="T13">MySQL es un interpretador de SQL, es un servidor de base de datos. MySQL</text:span><text:span text:style-name="T3">&lt;</text:span><text:span text:style-name="T7">br</text:span><text:span text:style-name="T3">&gt;</text:span></text:p>
      <text:p text:style-name="P4">        <text:span text:style-name="T13">permite crear base de datos y tablas, insertar datos, modificarlos, eliminarlos,</text:span><text:span text:style-name="T3">&lt;</text:span><text:span text:style-name="T7">br</text:span><text:span text:style-name="T3">&gt;</text:span></text:p>
      <text:p text:style-name="P4">        <text:span text:style-name="T13">ordenarlos, hacer consultas y realizar muchas operaciones, etc., resumiendo:</text:span><text:span text:style-name="T3">&lt;</text:span><text:span text:style-name="T7">br</text:span><text:span text:style-name="T3">&gt;</text:span></text:p>
      <text:p text:style-name="P4">        <text:span text:style-name="T13">administrar bases de datos.</text:span></text:p>
      <text:p text:style-name="P6"><text:span text:style-name="T9">        </text:span><text:span text:style-name="T4">&lt;/</text:span><text:span text:style-name="T8">p</text:span><text:span text:style-name="T4">&gt;</text:span></text:p>
      <text:p text:style-name="P4">        <text:span text:style-name="T3">&lt;</text:span><text:span text:style-name="T7">p</text:span><text:span text:style-name="T3">&gt;</text:span></text:p>
      <text:p text:style-name="P4">            <text:span text:style-name="T13">Este tutorial tiene por objetivo acercar los conceptos iniciales para</text:span><text:span text:style-name="T3">&lt;</text:span><text:span text:style-name="T7">br</text:span><text:span text:style-name="T3">&gt;</text:span></text:p>
      <text:p text:style-name="P4">            <text:span text:style-name="T13">introducirse en el mundo de las bases de datos.</text:span></text:p>
      <text:p text:style-name="P6"><text:span text:style-name="T9">        </text:span><text:span text:style-name="T4">&lt;/</text:span><text:span text:style-name="T8">p</text:span><text:span text:style-name="T4">&gt;</text:span></text:p>
      <text:p text:style-name="P4">    <text:span text:style-name="T3">&lt;/</text:span><text:span text:style-name="T7">body</text:span><text:span text:style-name="T3">&gt;</text:span></text:p>
      <text:p text:style-name="P2"><text:span text:style-name="T2">&lt;/</text:span><text:span text:style-name="T6">html</text:span><text:span text:style-name="T2">&gt;</text:span> </text:p>
      <text:p text:style-name="P1"><text:soft-page-break/></text:p>
      <text:p text:style-name="P1">HTML-A<text:span text:style-name="T1">4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Tipo de datos en MySQL</text:span><text:span text:style-name="T3">&lt;/</text:span><text:span text:style-name="T7">title</text:span><text:span text:style-name="T3">&gt;</text:span></text:p>
      <text:p text:style-name="P6"><text:span text:style-name="T9">    </text:span><text:span text:style-name="T4">&lt;/</text:span><text:span text:style-name="T8">head</text:span><text:span text:style-name="T4">&gt;</text:span></text:p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h1</text:span><text:span text:style-name="T3">&gt;</text:span><text:span text:style-name="T13">Tipos de datos en MySQL</text:span><text:span text:style-name="T3">&lt;/</text:span><text:span text:style-name="T7">h1</text:span><text:span text:style-name="T3">&gt;</text:span></text:p>
      <text:p text:style-name="P4">        <text:span text:style-name="T3">&lt;</text:span><text:span text:style-name="T7">h2</text:span><text:span text:style-name="T3">&gt;</text:span><text:span text:style-name="T13">varchar</text:span><text:span text:style-name="T3">&lt;/</text:span><text:span text:style-name="T7">h2</text:span><text:span text:style-name="T3">&gt;</text:span></text:p>
      <text:p text:style-name="P4">        <text:span text:style-name="T3">&lt;</text:span><text:span text:style-name="T7">p</text:span><text:span text:style-name="T3">&gt;</text:span></text:p>
      <text:p text:style-name="P4">            <text:span text:style-name="T13">se usa para almacenar cadenas de caracteres. Una cadena es un secuencia de caracteres. Se</text:span><text:span text:style-name="T3">&lt;</text:span><text:span text:style-name="T7">br</text:span><text:span text:style-name="T3">&gt;</text:span></text:p>
      <text:p text:style-name="P4">            <text:span text:style-name="T13">coloca entre comillas (simples):'Hola'.</text:span><text:span text:style-name="T3">&lt;</text:span><text:span text:style-name="T7">br</text:span><text:span text:style-name="T3">&gt;</text:span></text:p>
      <text:p text:style-name="P4">            <text:span text:style-name="T13">El tipo "varchar" define una cadena de longitud variable en la cual determinamos el máximo de</text:span><text:span text:style-name="T3">&lt;</text:span><text:span text:style-name="T7">br</text:span><text:span text:style-name="T3">&gt;</text:span></text:p>
      <text:p text:style-name="P4">            <text:span text:style-name="T13">caracteres. Puede guardar hasta 255 caracteres. Para almacenar cadenas de hasta 30 caracteres,</text:span><text:span text:style-name="T3">&lt;</text:span><text:span text:style-name="T7">br</text:span><text:span text:style-name="T3">&gt;</text:span></text:p>
      <text:p text:style-name="P4">            <text:span text:style-name="T13">definimos un campo de tipo varchar(30).</text:span></text:p>
      <text:p text:style-name="P6"><text:span text:style-name="T9">        </text:span><text:span text:style-name="T4">&lt;/</text:span><text:span text:style-name="T8">p</text:span><text:span text:style-name="T4">&gt;</text:span></text:p>
      <text:p text:style-name="P6"><text:span text:style-name="T9">        </text:span><text:span text:style-name="T4">&lt;</text:span><text:span text:style-name="T8">h2</text:span><text:span text:style-name="T4">&gt;</text:span><text:span text:style-name="T10">int</text:span><text:span text:style-name="T4">&lt;/</text:span><text:span text:style-name="T8">h2</text:span><text:span text:style-name="T4">&gt;</text:span></text:p>
      <text:p text:style-name="P4">        <text:span text:style-name="T3">&lt;</text:span><text:span text:style-name="T7">p</text:span><text:span text:style-name="T3">&gt;</text:span></text:p>
      <text:p text:style-name="P4">            <text:span text:style-name="T13">Se usa para guardar valores numericos enteros, de -2000000000 a 2000000000 aproximadamente.</text:span><text:span text:style-name="T3">&lt;</text:span><text:span text:style-name="T7">br</text:span><text:span text:style-name="T3">&gt;</text:span></text:p>
      <text:p text:style-name="P4">            <text:span text:style-name="T13">Definimos campos de este tipo cuando queremos representar, por ejemplo, cantidades.</text:span></text:p>
      <text:p text:style-name="P6"><text:span text:style-name="T9">        </text:span><text:span text:style-name="T4">&lt;/</text:span><text:span text:style-name="T8">p</text:span><text:span text:style-name="T4">&gt;</text:span></text:p>
      <text:p text:style-name="P4">    <text:span text:style-name="T3">&lt;/</text:span><text:span text:style-name="T7">body</text:span><text:span text:style-name="T3">&gt;</text:span></text:p>
      <text:p text:style-name="P2"><text:span text:style-name="T2">&lt;/</text:span><text:span text:style-name="T6">html</text:span><text:span text:style-name="T2">&gt;</text:span> </text:p>
      <text:p text:style-name="P1"/>
      <text:p text:style-name="P1">HTML-A<text:span text:style-name="T1">5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Enlace al sitio de google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https://www.google.com/"</text:span><text:span text:style-name="T3">&gt;</text:span><text:span text:style-name="T13">Este es un enlace de google</text:span><text:span text:style-name="T3">&lt;/</text:span><text:span text:style-name="T7">a</text:span><text:span text:style-name="T3">&gt;</text:span></text:p>
      <text:p text:style-name="P4">    <text:span text:style-name="T3">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TML-A<text:span text:style-name="T1">6P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1st Part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file:.\HTML-A6S.html"</text:span><text:span text:style-name="T3">&gt;</text:span><text:span text:style-name="T13">To 2nd part</text:span><text:span text:style-name="T3">&lt;/</text:span><text:span text:style-name="T7">a</text:span><text:span text:style-name="T3">&gt;</text:span></text:p>
      <text:p text:style-name="P4">    <text:span text:style-name="T3">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  <text:p text:style-name="P1">HTML-A<text:span text:style-name="T1">6S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2nd Part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file:.\HTML-A6P.html"</text:span><text:span text:style-name="T3">&gt;</text:span><text:span text:style-name="T13">To 1st part</text:span><text:span text:style-name="T3">&lt;/</text:span><text:span text:style-name="T7">a</text:span><text:span text:style-name="T3">&gt;</text:span></text:p>
      <text:p text:style-name="P4">    <text:span text:style-name="T3">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  <text:p text:style-name="P1">HTML-A<text:span text:style-name="T1">7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Foto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img</text:span><text:span text:style-name="T13"> </text:span><text:span text:style-name="T12">src</text:span><text:span text:style-name="T13">=</text:span><text:span text:style-name="T14">"file:.\foto1.png"</text:span><text:span text:style-name="T13"> </text:span><text:span text:style-name="T12">alt</text:span><text:span text:style-name="T13">=</text:span><text:span text:style-name="T14">"Where is your picture?"</text:span><text:span text:style-name="T3">&gt;</text:span></text:p>
      <text:p text:style-name="P4">    <text:span text:style-name="T3">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TML-A<text:span text:style-name="T1">8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Foto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file:.\HTML-A8P.html"</text:span><text:span text:style-name="T3">&gt;</text:span></text:p>
      <text:p text:style-name="P4">            <text:span text:style-name="T3">&lt;</text:span><text:span text:style-name="T7">img</text:span><text:span text:style-name="T13"> </text:span><text:span text:style-name="T12">src</text:span><text:span text:style-name="T13">=</text:span><text:span text:style-name="T14">"file:.\foto1.png"</text:span><text:span text:style-name="T13"> </text:span><text:span text:style-name="T12">alt</text:span><text:span text:style-name="T13">=</text:span><text:span text:style-name="T14">"Where is your picture?"</text:span><text:span text:style-name="T3">&gt;</text:span></text:p>
      <text:p text:style-name="P4">        <text:span text:style-name="T3">&lt;/</text:span><text:span text:style-name="T7">a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file:.\HTML-A8S.html"</text:span><text:span text:style-name="T3">&gt;</text:span></text:p>
      <text:p text:style-name="P4">            <text:span text:style-name="T3">&lt;</text:span><text:span text:style-name="T7">img</text:span><text:span text:style-name="T13"> </text:span><text:span text:style-name="T12">src</text:span><text:span text:style-name="T13">=</text:span><text:span text:style-name="T14">"file:.\foto2.jpg"</text:span><text:span text:style-name="T13"> </text:span><text:span text:style-name="T12">alt</text:span><text:span text:style-name="T13">=</text:span><text:span text:style-name="T14">"Where is your picture?"</text:span><text:span text:style-name="T3">&gt;</text:span></text:p>
      <text:p text:style-name="P4">        <text:span text:style-name="T3">&lt;/</text:span><text:span text:style-name="T7">a</text:span><text:span text:style-name="T3">&gt;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  <text:p text:style-name="P1">HTML-A<text:span text:style-name="T1">8P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13">1st Part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file:.\HTML-A8.html"</text:span><text:span text:style-name="T3">&gt;</text:span><text:span text:style-name="T13">BACK</text:span><text:span text:style-name="T3">&lt;/</text:span><text:span text:style-name="T7">a</text:span><text:span text:style-name="T3">&gt;</text:span></text:p>
      <text:p text:style-name="P4">    <text:span text:style-name="T3">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  <text:p text:style-name="P1">HTML-A<text:span text:style-name="T1">8S</text:span>.<text:span text:style-name="T1">html</text:span></text:p>
      <text:p text:style-name="P3"><text:span text:style-name="T2">&lt;!</text:span><text:span text:style-name="T6">DOCTYPE</text:span> <text:span text:style-name="T11">html</text:span><text:span text:style-name="T2">&gt;</text:span></text:p>
      <text:p text:style-name="P5"/>
      <text:p text:style-name="P2"><text:span text:style-name="T2">&lt;</text:span><text:span text:style-name="T6">html</text:span><text:span text:style-name="T2">&gt;</text:span></text:p>
      <text:p text:style-name="P4">    <text:span text:style-name="T3">&lt;</text:span><text:span text:style-name="T7">head</text:span><text:span text:style-name="T3">&gt;</text:span></text:p>
      <text:p text:style-name="P4">        <text:span text:style-name="T3">&lt;</text:span><text:span text:style-name="T7">meta</text:span><text:span text:style-name="T13"> </text:span><text:span text:style-name="T12">charset</text:span><text:span text:style-name="T13">=</text:span><text:span text:style-name="T14">"UTF-8"</text:span><text:span text:style-name="T3">&gt;</text:span></text:p>
      <text:p text:style-name="P4">        <text:span text:style-name="T3">&lt;</text:span><text:span text:style-name="T7">title</text:span><text:span text:style-name="T3">&gt;</text:span><text:span text:style-name="T5">2</text:span><text:span text:style-name="T13">st Part</text:span><text:span text:style-name="T3">&lt;/</text:span><text:span text:style-name="T7">title</text:span><text:span text:style-name="T3">&gt;</text:span></text:p>
      <text:p text:style-name="P4">    <text:span text:style-name="T3">&lt;/</text:span><text:span text:style-name="T7">head</text:span><text:span text:style-name="T3">&gt;</text:span></text:p>
      <text:p text:style-name="P5"/>
      <text:p text:style-name="P4">    <text:span text:style-name="T3">&lt;</text:span><text:span text:style-name="T7">body</text:span><text:span text:style-name="T3">&gt;</text:span></text:p>
      <text:p text:style-name="P4">        <text:span text:style-name="T3">&lt;</text:span><text:span text:style-name="T7">a</text:span><text:span text:style-name="T13"> </text:span><text:span text:style-name="T12">href</text:span><text:span text:style-name="T13">=</text:span><text:span text:style-name="T14">"file:.\HTML-A8.html"</text:span><text:span text:style-name="T3">&gt;</text:span><text:span text:style-name="T13">BACK</text:span><text:span text:style-name="T3">&lt;/</text:span><text:span text:style-name="T7">a</text:span><text:span text:style-name="T3">&gt;</text:span></text:p>
      <text:p text:style-name="P4">    <text:span text:style-name="T3">&lt;/</text:span><text:span text:style-name="T7">body</text:span><text:span text:style-name="T3">&gt;</text:span></text:p>
      <text:p text:style-name="P5"/>
      <text:p text:style-name="P2"><text:span text:style-name="T2">&lt;/</text:span><text:span text:style-name="T6">html</text:span><text:span text:style-name="T2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4:03:24.807000000</meta:creation-date>
    <meta:print-date>2025-01-09T14:06:59.825000000</meta:print-date>
    <meta:printed-by>Archivos PDF</meta:printed-by>
    <dc:date>2025-01-09T14:07:02.979000000</dc:date>
    <meta:editing-duration>PT3S</meta:editing-duration>
    <meta:editing-cycles>1</meta:editing-cycles>
    <meta:document-statistic meta:table-count="0" meta:image-count="0" meta:object-count="0" meta:page-count="4" meta:paragraph-count="150" meta:word-count="363" meta:character-count="3722" meta:non-whitespace-character-count="2787"/>
    <meta:generator>LibreOffice/24.2.5.2$Windows_X86_64 LibreOffice_project/bffef4ea93e59bebbeaf7f431bb02b1a39ee8a59</meta:generator>
  </office:meta>
</office:document-meta>
</file>